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1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16.79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147.15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30.71pt"/>
    </style:style>
    <style:style style:name="co15" style:family="table-column">
      <style:table-column-properties fo:break-before="auto" style:column-width="123.99pt"/>
    </style:style>
    <style:style style:name="co16" style:family="table-column">
      <style:table-column-properties fo:break-before="auto" style:column-width="129.15pt"/>
    </style:style>
    <style:style style:name="co17" style:family="table-column">
      <style:table-column-properties fo:break-before="auto" style:column-width="135.84pt"/>
    </style:style>
    <style:style style:name="co18" style:family="table-column">
      <style:table-column-properties fo:break-before="auto" style:column-width="247.01pt"/>
    </style:style>
    <style:style style:name="co19" style:family="table-column">
      <style:table-column-properties fo:break-before="auto" style:column-width="93.09pt"/>
    </style:style>
    <style:style style:name="co20" style:family="table-column">
      <style:table-column-properties fo:break-before="auto" style:column-width="125.01pt"/>
    </style:style>
    <style:style style:name="co21" style:family="table-column">
      <style:table-column-properties fo:break-before="auto" style:column-width="251.66pt"/>
    </style:style>
    <style:style style:name="co22" style:family="table-column">
      <style:table-column-properties fo:break-before="auto" style:column-width="190.4pt"/>
    </style:style>
    <style:style style:name="co23" style:family="table-column">
      <style:table-column-properties fo:break-before="auto" style:column-width="121.95pt"/>
    </style:style>
    <style:style style:name="co24" style:family="table-column">
      <style:table-column-properties fo:break-before="auto" style:column-width="139.95pt"/>
    </style:style>
    <style:style style:name="co25" style:family="table-column">
      <style:table-column-properties fo:break-before="auto" style:column-width="173.4pt"/>
    </style:style>
    <style:style style:name="co26" style:family="table-column">
      <style:table-column-properties fo:break-before="auto" style:column-width="179.6pt"/>
    </style:style>
    <style:style style:name="co27" style:family="table-column">
      <style:table-column-properties fo:break-before="auto" style:column-width="171.35pt"/>
    </style:style>
    <style:style style:name="co28" style:family="table-column">
      <style:table-column-properties fo:break-before="auto" style:column-width="177.51pt"/>
    </style:style>
    <style:style style:name="co29" style:family="table-column">
      <style:table-column-properties fo:break-before="auto" style:column-width="97.26pt"/>
    </style:style>
    <style:style style:name="co30" style:family="table-column">
      <style:table-column-properties fo:break-before="auto" style:column-width="94.14pt"/>
    </style:style>
    <style:style style:name="co31" style:family="table-column">
      <style:table-column-properties fo:break-before="auto" style:column-width="189.35pt"/>
    </style:style>
    <style:style style:name="co32" style:family="table-column">
      <style:table-column-properties fo:break-before="auto" style:column-width="124.5pt"/>
    </style:style>
    <style:style style:name="co33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4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84"/>
    <style:style style:name="ce5" style:family="table-cell" style:parent-style-name="Default" style:data-style-name="N11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1:AEA.A65 AEA.B60:AEA.B60 AEA.B61:AEA.B6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8:AEA.A72 AEA.B67:AEA.B67 AEA.B68:AEA.B7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3]/[.B63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4]/[.B64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5]/[.B65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Slowdown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68]/[.B61]" office:value-type="float" office:value="0.168966464731051" calcext:value-type="float">
            <text:p>0.168966464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69]/[.B62]" office:value-type="float" office:value="0.322221335036729" calcext:value-type="float">
            <text:p>0.322221335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0]/[.B63]" office:value-type="float" office:value="0.815726305682593" calcext:value-type="float">
            <text:p>0.8157263057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1]/[.B64]" office:value-type="float" office:value="1" calcext:value-type="float">
            <text:p>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5]" office:value-type="float" office:value="0.0161005411066504" calcext:value-type="float">
            <text:p>0.0161005411</text:p>
          </table:table-cell>
          <table:table-cell office:value-type="float" office:value="0.00129136" calcext:value-type="float">
            <text:p>0.00129136</text:p>
          </table:table-cell>
          <table:table-cell table:number-columns-repeated="14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3:KDD2.A23 KDD2.A24:KDD2.A34 KDD2.B23:KDD2.B23 KDD2.B24:KDD2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3.58pt" svg:height="318.95pt" svg:x="1041.36pt" svg:y="218.66pt">
            <loext:p draw:notify-on-update-of-ranges="KDD2.A36:KDD2.A36 KDD2.A37:KDD2.A47 KDD2.B36:KDD2.B36 KDD2.B37:KDD2.B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41906" calcext:value-type="float">
            <text:p>0.41906</text:p>
          </table:table-cell>
          <table:table-cell/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529594" calcext:value-type="float">
            <text:p>0.052959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273937" calcext:value-type="float">
            <text:p>0.0273937</text:p>
          </table:table-cell>
          <table:table-cell office:value-type="float" office:value="0.346654" calcext:value-type="float">
            <text:p>0.34665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 table:number-columns-repeated="3"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 table:number-columns-repeated="3"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 table:number-columns-repeated="3"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 table:number-columns-repeated="3"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 table:number-columns-repeated="3"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 table:number-columns-repeated="3"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 table:number-columns-repeated="3"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 table:number-columns-repeated="3"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.41906" calcext:value-type="float">
            <text:p>0.41906</text:p>
          </table:table-cell>
          <table:table-cell table:formula="of:=[.D29]/[.B29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98045" calcext:value-type="float">
            <text:p>0.098045</text:p>
          </table:table-cell>
          <table:table-cell table:formula="of:=[.D30]/[.B30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707404" calcext:value-type="float">
            <text:p>0.0707404</text:p>
          </table:table-cell>
          <table:table-cell table:formula="of:=[.D31]/[.B31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101638" calcext:value-type="float">
            <text:p>0.101638</text:p>
          </table:table-cell>
          <table:table-cell table:formula="of:=[.D32]/[.B32]/1000" office:value-type="float" office:value="12.0426049312265" calcext:value-type="float">
            <text:p>12.042604931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529594" calcext:value-type="float">
            <text:p>0.0529594</text:p>
          </table:table-cell>
          <table:table-cell table:formula="of:=[.D33]/[.B33]/1000" office:value-type="float" office:value="23.1117852543647" calcext:value-type="float">
            <text:p>23.1117852544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273937" calcext:value-type="float">
            <text:p>0.0273937</text:p>
          </table:table-cell>
          <table:table-cell table:formula="of:=[.D34]/[.B34]/1000" office:value-type="float" office:value="44.681305555657" calcext:value-type="float">
            <text:p>44.6813055557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0.0476421288059424" calcext:value-type="float">
            <text:p>0.0476421288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0.0922086009344159" calcext:value-type="float">
            <text:p>0.0922086009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0.166898387902567" calcext:value-type="float">
            <text:p>0.1668983879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0.281937831790552" calcext:value-type="float">
            <text:p>0.2819378318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0.321354079906528" calcext:value-type="float">
            <text:p>0.3213540799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float" office:value="0.065369398176872" calcext:value-type="float">
            <text:p>0.0653693982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0.279399255443929" calcext:value-type="float">
            <text:p>0.2793992554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0.387242650592872" calcext:value-type="float">
            <text:p>0.3872426506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0.269522225939117" calcext:value-type="float">
            <text:p>0.2695222259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0.517258503683954" calcext:value-type="float">
            <text:p>0.5172585037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1" calcext:value-type="float">
            <text:p>1</text:p>
          </table:table-cell>
          <table:table-cell office:value-type="float" office:value="0.0273937" calcext:value-type="float">
            <text:p>0.0273937</text:p>
          </table:table-cell>
          <table:table-cell table:number-columns-repeated="23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2]*[Netflix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Netflix.B17]*[Netflix.B18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47178" calcext:value-type="float">
            <text:p>0.347178</text:p>
          </table:table-cell>
          <table:table-cell office:value-type="float" office:value="3.10907" calcext:value-type="float">
            <text:p>3.10907</text:p>
          </table:table-cell>
          <table:table-cell office:value-type="float" office:value="0.24614" calcext:value-type="float">
            <text:p>0.24614</text:p>
          </table:table-cell>
          <table:table-cell office:value-type="float" office:value="1.70462" calcext:value-type="float">
            <text:p>1.70462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3.15116" calcext:value-type="float">
            <text:p>3.15116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26" calcext:value-type="float">
            <text:p>1.44526</text:p>
          </table:table-cell>
          <table:table-cell/>
          <table:table-cell office:value-type="float" office:value="1.16542" calcext:value-type="float">
            <text:p>1.16542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/>
          <table:table-cell office:value-type="float" office:value="1.4389" calcext:value-type="float">
            <text:p>1.438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5" calcext:value-type="float">
            <text:p>1.1745</text:p>
          </table:table-cell>
          <table:table-cell/>
          <table:table-cell office:value-type="float" office:value="1.02058" calcext:value-type="float">
            <text:p>1.02058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/>
          <table:table-cell office:value-type="float" office:value="1.16975" calcext:value-type="float">
            <text:p>1.16975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199" calcext:value-type="float">
            <text:p>1.07199</text:p>
          </table:table-cell>
          <table:table-cell/>
          <table:table-cell office:value-type="float" office:value="0.953116" calcext:value-type="float">
            <text:p>0.953116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/>
          <table:table-cell office:value-type="float" office:value="1.06806" calcext:value-type="float">
            <text:p>1.06806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16" calcext:value-type="float">
            <text:p>1.01916</text:p>
          </table:table-cell>
          <table:table-cell/>
          <table:table-cell office:value-type="float" office:value="0.914506" calcext:value-type="float">
            <text:p>0.914506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/>
          <table:table-cell office:value-type="float" office:value="1.01588" calcext:value-type="float">
            <text:p>1.0158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587" calcext:value-type="float">
            <text:p>0.987587</text:p>
          </table:table-cell>
          <table:table-cell/>
          <table:table-cell office:value-type="float" office:value="0.889841" calcext:value-type="float">
            <text:p>0.889841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/>
          <table:table-cell office:value-type="float" office:value="0.98476" calcext:value-type="float">
            <text:p>0.9847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179" calcext:value-type="float">
            <text:p>0.968179</text:p>
          </table:table-cell>
          <table:table-cell/>
          <table:table-cell office:value-type="float" office:value="0.873151" calcext:value-type="float">
            <text:p>0.87315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/>
          <table:table-cell office:value-type="float" office:value="0.9657" calcext:value-type="float">
            <text:p>0.965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654" calcext:value-type="float">
            <text:p>0.955654</text:p>
          </table:table-cell>
          <table:table-cell/>
          <table:table-cell office:value-type="float" office:value="0.861244" calcext:value-type="float">
            <text:p>0.861244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/>
          <table:table-cell office:value-type="float" office:value="0.953441" calcext:value-type="float">
            <text:p>0.9534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01" calcext:value-type="float">
            <text:p>0.947501</text:p>
          </table:table-cell>
          <table:table-cell/>
          <table:table-cell office:value-type="float" office:value="0.852412" calcext:value-type="float">
            <text:p>0.852412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/>
          <table:table-cell office:value-type="float" office:value="0.945496" calcext:value-type="float">
            <text:p>0.9454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142" calcext:value-type="float">
            <text:p>0.942142</text:p>
          </table:table-cell>
          <table:table-cell/>
          <table:table-cell office:value-type="float" office:value="0.845647" calcext:value-type="float">
            <text:p>0.845647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/>
          <table:table-cell office:value-type="float" office:value="0.940303" calcext:value-type="float">
            <text:p>0.94030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0.103854389721627" calcext:value-type="float">
            <text:p>0.1038543897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0.197757390417941" calcext:value-type="float">
            <text:p>0.1977573904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0.339754816112084" calcext:value-type="float">
            <text:p>0.3397548161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0.592909535452323" calcext:value-type="float">
            <text:p>0.5929095355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47178" calcext:value-type="float">
            <text:p>0.347178</text:p>
          </table:table-cell>
          <table:table-cell table:formula="of:=[.D70]/[.B70]" office:value-type="float" office:value="0.279395583821556" calcext:value-type="float">
            <text:p>0.2793955838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0.465122969882089" calcext:value-type="float">
            <text:p>0.4651229699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19]" office:value-type="float" office:value="0.412171" calcext:value-type="float">
            <text:p>0.412171</text:p>
          </table:table-cell>
          <table:table-cell table:formula="of:=[.D72]/[.B72]" office:value-type="float" office:value="0.235339216005008" calcext:value-type="float">
            <text:p>0.235339216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3]/[.B73]" office:value-type="float" office:value="0.00250424159038351" calcext:value-type="float">
            <text:p>0.0025042416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4]/[.B74]" office:value-type="float" office:value="0.0172919605135123" calcext:value-type="float">
            <text:p>0.0172919605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5]/[.B75]" office:value-type="float" office:value="0.0565456984767662" calcext:value-type="float">
            <text:p>0.0565456985</text:p>
          </table:table-cell>
          <table:table-cell office:value-type="float" office:value="0.097" calcext:value-type="float">
            <text:p>0.097</text:p>
          </table:table-cell>
          <table:table-cell table:number-columns-repeated="20"/>
        </table:table-row>
      </table:table>
      <table:table table:name="IM4" table:style-name="ta1">
        <table:shapes>
          <draw:frame draw:z-index="0" draw:style-name="gr1" draw:text-style-name="P1" svg:width="558.31pt" svg:height="340.24pt" svg:x="408.42pt" svg:y="285.9pt">
            <loext:p draw:notify-on-update-of-ranges="IM4.A21:IM4.A21 IM4.A22:IM4.A29 IM4.B21:IM4.B21 IM4.B22:IM4.B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1025.63pt" svg:y="285.9pt">
            <loext:p draw:notify-on-update-of-ranges="IM4.A31:IM4.A31 IM4.A32:IM4.A39 IM4.B31:IM4.B31 IM4.B32:IM4.B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03539295196533" calcext:value-type="float">
            <text:p>5.035392952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729574823379517" calcext:value-type="float">
            <text:p>0.7295748234</text:p>
          </table:table-cell>
          <table:table-cell office:value-type="float" office:value="0.267426" calcext:value-type="float">
            <text:p>0.26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112743" calcext:value-type="float">
            <text:p>0.112743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20765707492828" calcext:value-type="float">
            <text:p>1.20765707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4.46640176773071" calcext:value-type="float">
            <text:p>4.4664017677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5198669433594" calcext:value-type="float">
            <text:p>1.05198669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5.03539295196533" calcext:value-type="float">
            <text:p>5.035392952</text:p>
          </table:table-cell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729574823379517" calcext:value-type="float">
            <text:p>0.7295748234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2]/[.B22]" office:value-type="float" office:value="0.220771210038419" calcext:value-type="float">
            <text:p>0.22077121</text:p>
          </table:table-cell>
          <table:table-cell office:value-type="float" office:value="0.112743" calcext:value-type="float">
            <text:p>0.112743</text:p>
          </table:table-cell>
          <table:table-cell table:number-columns-repeated="14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647737362323" calcext:value-type="float">
            <text:p>0.4136477374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0933567999895132" calcext:value-type="float">
            <text:p>0.0933568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52424671722451" calcext:value-type="float">
            <text:p>0.025242467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07171507593229" calcext:value-type="float">
            <text:p>0.107171507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223901095853892" calcext:value-type="float">
            <text:p>0.022390109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54532470676215" calcext:value-type="float">
            <text:p>0.1545324707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15.45pt" svg:y="355.18pt">
            <loext:p draw:notify-on-update-of-ranges="IM8.A21:IM8.A21 IM8.A22:IM8.A29 IM8.B21:IM8.B21 IM8.B22:IM8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65.51pt" svg:y="347.75pt">
            <loext:p draw:notify-on-update-of-ranges="IM8.A31:IM8.A31 IM8.A32:IM8.A39 IM8.B31:IM8.B31 IM8.B32:IM8.B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9.77023165225983" calcext:value-type="float">
            <text:p>9.770231652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2.4069358587265" calcext:value-type="float">
            <text:p>2.4069358587</text:p>
          </table:table-cell>
          <table:table-cell office:value-type="float" office:value="0.213776" calcext:value-type="float">
            <text:p>0.21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45104" calcext:value-type="float">
            <text:p>0.45104</text:p>
          </table:table-cell>
          <table:table-cell table:number-columns-repeated="13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2.32932629585266" calcext:value-type="float">
            <text:p>2.32932629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2.4568259239197" calcext:value-type="float">
            <text:p>12.4568259239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1491935253143" calcext:value-type="float">
            <text:p>2.01491935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9.77023165225983" calcext:value-type="float">
            <text:p>9.7702316523</text:p>
          </table:table-cell>
          <table:table-cell table:number-columns-repeated="4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2.4069358587265" calcext:value-type="float">
            <text:p>2.4069358587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2]/[.B22]" office:value-type="float" office:value="0.366532310492784" calcext:value-type="float">
            <text:p>0.3665323105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748818948199" calcext:value-type="float">
            <text:p>0.4137488189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19363538753805" calcext:value-type="float">
            <text:p>0.1936353875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362082606560239" calcext:value-type="float">
            <text:p>0.0362082607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23850150346384" calcext:value-type="float">
            <text:p>0.2238501503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6164719123694" calcext:value-type="float">
            <text:p>0.046164719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4"/>
          <table:table-cell table:number-columns-repeated="7"/>
          <table:table-cell table:style-name="ce5"/>
          <table:table-cell table:style-name="ce4"/>
          <table:table-cell table:number-columns-repeated="7"/>
          <table:table-cell table:style-name="ce5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87391782113647" calcext:value-type="float">
            <text:p>0.1873917821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1:IM16.A21 IM16.A22:IM16.A29 IM16.B21:IM16.B21 IM16.B22:IM16.B2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1:IM16.A31 IM16.A32:IM16.A39 IM16.B31:IM16.B31 IM16.B32:IM16.B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901748" calcext:value-type="float">
            <text:p>0.901748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46881308555603" calcext:value-type="float">
            <text:p>1.4688130856</text:p>
          </table:table-cell>
          <table:table-cell office:value-type="float" office:value="0.203566" calcext:value-type="float">
            <text:p>0.20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3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901748" calcext:value-type="float">
            <text:p>0.901748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3.35503256320953" calcext:value-type="float">
            <text:p>3.355032563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9.69696092605591" calcext:value-type="float">
            <text:p>9.6969609261</text:p>
          </table:table-cell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7322504520416" calcext:value-type="float">
            <text:p>2.073225045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1374699115753" calcext:value-type="float">
            <text:p>10.1374699116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46881308555603" calcext:value-type="float">
            <text:p>1.4688130856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0.486510925276504" calcext:value-type="float">
            <text:p>0.4865109253</text:p>
          </table:table-cell>
          <table:table-cell office:value-type="float" office:value="0.901748" calcext:value-type="float">
            <text:p>0.901748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4116977111577" calcext:value-type="float">
            <text:p>0.4141169771</text:p>
          </table:table-cell>
          <table:table-cell office:value-type="float" office:value="0.901748" calcext:value-type="float">
            <text:p>0.901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901748" calcext:value-type="float">
            <text:p>0.901748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268774738548993" calcext:value-type="float">
            <text:p>0.2687747385</text:p>
          </table:table-cell>
          <table:table-cell office:value-type="float" office:value="0.901748" calcext:value-type="float">
            <text:p>0.901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929928466120748" calcext:value-type="float">
            <text:p>0.0929928466</text:p>
          </table:table-cell>
          <table:table-cell office:value-type="float" office:value="0.901748" calcext:value-type="float">
            <text:p>0.901748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434949405075898" calcext:value-type="float">
            <text:p>0.4349494051</text:p>
          </table:table-cell>
          <table:table-cell office:value-type="float" office:value="0.901748" calcext:value-type="float">
            <text:p>0.901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889519779457352" calcext:value-type="float">
            <text:p>0.0889519779</text:p>
          </table:table-cell>
          <table:table-cell office:value-type="float" office:value="0.901748" calcext:value-type="float">
            <text:p>0.901748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613929715678314" calcext:value-type="float">
            <text:p>0.6139297157</text:p>
          </table:table-cell>
          <table:table-cell office:value-type="float" office:value="0.901748" calcext:value-type="float">
            <text:p>0.901748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/>
          <table:table-cell table:style-name="ce4"/>
          <table:table-cell table:number-columns-repeated="5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4"/>
          <table:table-cell table:number-columns-repeated="7"/>
          <table:table-cell table:style-name="ce5"/>
          <table:table-cell table:number-columns-repeated="8"/>
        </table:table-row>
      </table:table>
      <table:table table:name="MUSIC" table:style-name="ta1">
        <table:table-column table:style-name="co3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/>
          <table:table-cell table:style-name="ce6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2"/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10:12:39.813481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27T17:45:10.424656350</dc:date>
    <meta:editing-duration>P18DT17H16M46S</meta:editing-duration>
    <meta:editing-cycles>179</meta:editing-cycles>
    <meta:generator>LibreOffice/5.1.6.2$Linux_X86_64 LibreOffice_project/10m0$Build-2</meta:generator>
    <meta:document-statistic meta:table-count="7" meta:cell-count="168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5" chart:data-source-has-labels="both" svg:x="0.313cm" svg:y="1.038cm" svg:width="15.065cm" svg:height="11.464cm">
          <chartooo:coordinate-region svg:x="1.564cm" svg:y="1.038cm" svg:width="13.814cm" svg:height="7.947cm"/>
          <chart:axis chart:dimension="x" chart:name="primary-x" chart:style-name="ch4" chartooo:axis-type="auto">
            <chartooo:date-scale/>
            <chart:categories table:cell-range-address="AEA.A61:AEA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5" chart:label-cell-address="AEA.B60:AEA.B60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5</svg:desc>
                </draw:g>
              </table:table-cell>
              <table:table-cell office:value-type="float" office:value="0.0076427">
                <text:p>0.0076427</text:p>
                <draw:g>
                  <svg:desc>AEA.B61:AEA.B65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772cm" svg:y="0.185cm" style:legend-expansion="wide" chart:style-name="ch2"/>
        <chart:plot-area chart:style-name="ch3" table:cell-range-address="IM8.A31:IM8.B39" chart:data-source-has-labels="both" svg:x="0.428cm" svg:y="1.06cm" svg:width="20.582cm" svg:height="12.55cm">
          <chartooo:coordinate-region svg:x="2.033cm" svg:y="1.06cm" svg:width="18.977cm" svg:height="7.854cm"/>
          <chart:axis chart:dimension="x" chart:name="primary-x" chart:style-name="ch4" chartooo:axis-type="auto">
            <chartooo:date-scale/>
            <chart:categories table:cell-range-address="IM8.A32:IM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2:IM8.B39" chart:label-cell-address="IM8.B31:IM8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8.B31:IM8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2:IM8.A39</svg:desc>
                </draw:g>
              </table:table-cell>
              <table:table-cell office:value-type="float" office:value="0.366532310492784">
                <text:p>0.366532310492784</text:p>
                <draw:g>
                  <svg:desc>IM8.B32:IM8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748818948199">
                <text:p>0.413748818948199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9363538753805">
                <text:p>0.19363538753805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362082606560239">
                <text:p>0.0362082606560239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23850150346384">
                <text:p>0.22385015034638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6164719123694">
                <text:p>0.046164719123694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87391782113647">
                <text:p>0.1873917821136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9" chart:data-source-has-labels="both" svg:x="0.405cm" svg:y="1.095cm" svg:width="19.465cm" svg:height="14.211cm">
          <chartooo:coordinate-region svg:x="2.197cm" svg:y="1.095cm" svg:width="17.673cm" svg:height="9.516cm"/>
          <chart:axis chart:dimension="x" chart:name="primary-x" chart:style-name="ch4" chartooo:axis-type="auto">
            <chartooo:date-scale/>
            <chart:categories table:cell-range-address="IM16.A22:IM16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9" chart:label-cell-address="IM16.B21:IM16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9</svg:desc>
                </draw:g>
              </table:table-cell>
              <table:table-cell office:value-type="float" office:value="1.8535">
                <text:p>1.8535</text:p>
                <draw:g>
                  <svg:desc>IM16.B22:IM16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901748">
                <text:p>0.90174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46881308555603">
                <text:p>1.46881308555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9.085cm" svg:y="0.185cm" style:legend-expansion="wide" chart:style-name="ch2"/>
        <chart:plot-area chart:style-name="ch3" table:cell-range-address="IM16.A31:IM16.B39" chart:data-source-has-labels="both" svg:x="0.401cm" svg:y="1.1cm" svg:width="19.262cm" svg:height="14.463cm">
          <chartooo:coordinate-region svg:x="2.225cm" svg:y="1.1cm" svg:width="17.438cm" svg:height="9.767cm"/>
          <chart:axis chart:dimension="x" chart:name="primary-x" chart:style-name="ch4" chartooo:axis-type="auto">
            <chartooo:date-scale/>
            <chart:categories table:cell-range-address="IM16.A32:IM16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2:IM16.B39" chart:label-cell-address="IM16.B31:IM16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16.B31:IM16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2:IM16.A39</svg:desc>
                </draw:g>
              </table:table-cell>
              <table:table-cell office:value-type="float" office:value="0.486510925276504">
                <text:p>0.486510925276504</text:p>
                <draw:g>
                  <svg:desc>IM16.B32:IM16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4116977111577">
                <text:p>0.414116977111577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268774738548993">
                <text:p>0.26877473854899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929928466120748">
                <text:p>0.0929928466120748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434949405075898">
                <text:p>0.434949405075898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889519779457352">
                <text:p>0.088951977945735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613929715678314">
                <text:p>0.61392971567831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4" chart:data-source-has-labels="both" svg:x="0.381cm" svg:y="0.997cm" svg:width="18.296cm" svg:height="9.515cm">
          <chartooo:coordinate-region svg:x="2.213cm" svg:y="0.997cm" svg:width="16.464cm" svg:height="5.997cm"/>
          <chart:axis chart:dimension="x" chart:name="primary-x" chart:style-name="ch4" chartooo:axis-type="auto">
            <chartooo:date-scale/>
            <chart:categories table:cell-range-address="KDD2.A24:KDD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4" chart:label-cell-address="KDD2.B23:KDD2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4</svg:desc>
                </draw:g>
              </table:table-cell>
              <table:table-cell office:value-type="float" office:value="0.574989">
                <text:p>0.574989</text:p>
                <draw:g>
                  <svg:desc>KDD2.B24:KDD2.B34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529594">
                <text:p>0.052959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0273937">
                <text:p>0.0273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412171">
                <text:p>0.41217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Netflix.A65:Netflix.A74 Netflix.C64:Netflix.C74" chart:data-source-has-labels="both" svg:x="0.369cm" svg:y="1.097cm" svg:width="17.761cm" svg:height="14.319cm">
          <chartooo:coordinate-region svg:x="2.259cm" svg:y="1.097cm" svg:width="15.871cm" svg:height="10.727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103854389721627">
                <text:p>0.103854389721627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197757390417941">
                <text:p>0.197757390417941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339754816112084">
                <text:p>0.33975481611208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592909535452323">
                <text:p>0.59290953545232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279395583821556">
                <text:p>0.279395583821556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65122969882089">
                <text:p>0.465122969882089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235339216005008">
                <text:p>0.23533921600500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0250424159038351">
                <text:p>0.00250424159038351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0172919605135123">
                <text:p>0.01729196051351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3cm" svg:height="11.253cm" xlink:href=".." xlink:type="simple" chart:class="chart:bar" chart:style-name="ch1">
        <chart:legend chart:legend-position="top" svg:x="8.994cm" svg:y="0.184cm" style:legend-expansion="wide" chart:style-name="ch2"/>
        <chart:plot-area chart:style-name="ch3" table:cell-range-address="KDD2.A36:KDD2.B47" chart:data-source-has-labels="both" svg:x="0.397cm" svg:y="1.008cm" svg:width="19.089cm" svg:height="10.02cm">
          <chartooo:coordinate-region svg:x="2.193cm" svg:y="1.008cm" svg:width="17.293cm" svg:height="6.502cm"/>
          <chart:axis chart:dimension="x" chart:name="primary-x" chart:style-name="ch4" chartooo:axis-type="auto">
            <chartooo:date-scale/>
            <chart:categories table:cell-range-address="KDD2.A37:KDD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7:KDD2.B47" chart:label-cell-address="KDD2.B36:KDD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DD2.B36:KDD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7:KDD2.A47</svg:desc>
                </draw:g>
              </table:table-cell>
              <table:table-cell office:value-type="float" office:value="0.0476421288059424">
                <text:p>0.0476421288059424</text:p>
                <draw:g>
                  <svg:desc>KDD2.B37:KDD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922086009344159">
                <text:p>0.0922086009344159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6898387902567">
                <text:p>0.166898387902567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281937831790552">
                <text:p>0.28193783179055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321354079906528">
                <text:p>0.32135407990652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65369398176872">
                <text:p>0.065369398176872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279399255443929">
                <text:p>0.27939925544392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387242650592872">
                <text:p>0.387242650592872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269522225939117">
                <text:p>0.269522225939117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517258503683954">
                <text:p>0.51725850368395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631cm" svg:y="0.185cm" style:legend-expansion="wide" chart:style-name="ch2"/>
        <chart:plot-area chart:style-name="ch3" table:cell-range-address="AEA.A67:AEA.B72" chart:data-source-has-labels="both" svg:x="0.306cm" svg:y="1.043cm" svg:width="14.731cm" svg:height="11.72cm">
          <chartooo:coordinate-region svg:x="1.591cm" svg:y="1.043cm" svg:width="13.446cm" svg:height="8.202cm"/>
          <chart:axis chart:dimension="x" chart:name="primary-x" chart:style-name="ch4" chartooo:axis-type="auto">
            <chartooo:date-scale/>
            <chart:categories table:cell-range-address="AEA.A68:AEA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8:AEA.B72" chart:label-cell-address="AEA.B67:AEA.B6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down</text:p>
                <draw:g>
                  <svg:desc>AEA.B67:AEA.B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8:AEA.A72</svg:desc>
                </draw:g>
              </table:table-cell>
              <table:table-cell office:value-type="float" office:value="0.168966464731051">
                <text:p>0.168966464731051</text:p>
                <draw:g>
                  <svg:desc>AEA.B68:AEA.B72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322221335036729">
                <text:p>0.322221335036729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815726305682593">
                <text:p>0.815726305682593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161005411066504">
                <text:p>0.0161005411066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9" chart:data-source-has-labels="both" svg:x="0.393cm" svg:y="1.023cm" svg:width="18.911cm" svg:height="10.741cm">
          <chartooo:coordinate-region svg:x="2.091cm" svg:y="1.023cm" svg:width="17.213cm" svg:height="6.046cm"/>
          <chart:axis chart:dimension="x" chart:name="primary-x" chart:style-name="ch4" chartooo:axis-type="auto">
            <chartooo:date-scale/>
            <chart:categories table:cell-range-address="IM4.A22:IM4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9" chart:label-cell-address="IM4.B21:IM4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9</svg:desc>
                </draw:g>
              </table:table-cell>
              <table:table-cell office:value-type="float" office:value="0.510678">
                <text:p>0.510678</text:p>
                <draw:g>
                  <svg:desc>IM4.B22:IM4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03539295196533">
                <text:p>5.0353929519653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729574823379517">
                <text:p>0.7295748233795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901cm" svg:y="0.185cm" style:legend-expansion="wide" chart:style-name="ch2"/>
        <chart:plot-area chart:style-name="ch3" table:cell-range-address="IM4.A31:IM4.B39" chart:data-source-has-labels="both" svg:x="0.393cm" svg:y="1.031cm" svg:width="18.911cm" svg:height="11.139cm">
          <chartooo:coordinate-region svg:x="2.109cm" svg:y="1.031cm" svg:width="17.195cm" svg:height="6.443cm"/>
          <chart:axis chart:dimension="x" chart:name="primary-x" chart:style-name="ch4" chartooo:axis-type="auto">
            <chartooo:date-scale/>
            <chart:categories table:cell-range-address="IM4.A32:IM4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2:IM4.B39" chart:label-cell-address="IM4.B31:IM4.B31" chart:class="chart:bar"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4.B31:IM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2:IM4.A39</svg:desc>
                </draw:g>
              </table:table-cell>
              <table:table-cell office:value-type="float" office:value="0.220771210038419">
                <text:p>0.220771210038419</text:p>
                <draw:g>
                  <svg:desc>IM4.B32:IM4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647737362323">
                <text:p>0.41364773736232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33567999895132">
                <text:p>0.0933567999895132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52424671722451">
                <text:p>0.025242467172245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07171507593229">
                <text:p>0.10717150759322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223901095853892">
                <text:p>0.022390109585389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54532470676215">
                <text:p>0.1545324706762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9" chart:data-source-has-labels="both" svg:x="0.428cm" svg:y="1.06cm" svg:width="20.582cm" svg:height="12.55cm">
          <chartooo:coordinate-region svg:x="2.015cm" svg:y="1.06cm" svg:width="18.995cm" svg:height="7.854cm"/>
          <chart:axis chart:dimension="x" chart:name="primary-x" chart:style-name="ch4" chartooo:axis-type="auto">
            <chartooo:date-scale/>
            <chart:categories table:cell-range-address="IM8.A22:IM8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9" chart:label-cell-address="IM8.B21:IM8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9</svg:desc>
                </draw:g>
              </table:table-cell>
              <table:table-cell office:value-type="float" office:value="1.23056">
                <text:p>1.23056</text:p>
                <draw:g>
                  <svg:desc>IM8.B22:IM8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45104">
                <text:p>0.451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9.77023165225983">
                <text:p>9.7702316522598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2.4069358587265">
                <text:p>2.40693585872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